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32cm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Data munging is fun, not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list text:style-name="L2">
              <text:list-item>
                <text:p text:style-name="P1">Bash </text:p>
              </text:list-item>
              <text:list-item>
                <text:p text:style-name="P1">sed </text:p>
              </text:list-item>
              <text:list-item>
                <text:p text:style-name="P1">Python</text:p>
              </text:list-item>
              <text:list-item>
                <text:p text:style-name="P1">Postgres</text:p>
              </text:list-item>
            </text:list>
            <text:p text:style-name="P1"/>
            <text:list text:continue-numbering="true" text:style-name="L2">
              <text:list-item>
                <text:p text:style-name="P1">All we get is a spreadshe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Data in scotland, france.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y is CartoDB grea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4">
              <text:list-item>
                <text:p>Cloud based (don't tell sys admin)</text:p>
              </text:list-item>
              <text:list-item>
                <text:p>Postgres under the hood</text:p>
              </text:list-item>
              <text:list-item>
                <text:p>Huge array of visual tools</text:p>
              </text:list-item>
              <text:list-item>
                <text:p>Server-side wms</text:p>
              </text:list-item>
              <text:list-item>
                <text:p>Extendible with <text:s/>CartoDB.js (more advanced us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Does your data look like this</text:p>
          </draw:text-box>
        </draw:frame>
        <draw:frame draw:style-name="standard" draw:layer="layout" svg:width="25.19cm" svg:height="4.724cm" svg:x="1.399cm" svg:y="4.91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2010</text:p>
              </table:table-cell>
              <table:table-cell>
                <text:p>OX2 9QF</text:p>
              </table:table-cell>
              <table:table-cell>
                <text:p>Violent crime</text:p>
              </table:table-cell>
              <table:table-cell>
                <text:p>25</text:p>
              </table:table-cell>
            </table:table-row>
            <table:table-row table:style-name="ro1" table:default-cell-style-name="ce1">
              <table:table-cell>
                <text:p>2011</text:p>
              </table:table-cell>
              <table:table-cell>
                <text:p>OX2 9QF</text:p>
              </table:table-cell>
              <table:table-cell>
                <text:p>Burglary</text:p>
              </table:table-cell>
              <table:table-cell>
                <text:p>66</text:p>
              </table:table-cell>
            </table:table-row>
            <table:table-row table:style-name="ro1" table:default-cell-style-name="ce1">
              <table:table-cell>
                <text:p>2012</text:p>
              </table:table-cell>
              <table:table-cell>
                <text:p>OX2 9QF</text:p>
              </table:table-cell>
              <table:table-cell>
                <text:p>Bicycle theft</text:p>
              </table:table-cell>
              <table:table-cell>
                <text:p>10</text:p>
              </table:table-cell>
            </table:table-row>
            <table:table-row table:style-name="ro1" table:default-cell-style-name="ce1">
              <table:table-cell>
                <text:p>2010</text:p>
              </table:table-cell>
              <table:table-cell>
                <text:p>NW5 2PJ</text:p>
              </table:table-cell>
              <table:table-cell>
                <text:p>Violent crime</text:p>
              </table:table-cell>
              <table:table-cell>
                <text:p>33</text:p>
              </table:table-cell>
            </table:table-row>
            <table:table-row table:style-name="ro1" table:default-cell-style-name="ce1">
              <table:table-cell>
                <text:p>2011</text:p>
              </table:table-cell>
              <table:table-cell table:style-name="ce2">
                <text:p text:style-name="P2"><text:span text:style-name="T1">NW5 2PJ</text:span></text:p>
              </table:table-cell>
              <table:table-cell>
                <text:p>Burglary</text:p>
              </table:table-cell>
              <table:table-cell>
                <text:p>22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Great for torque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4">
              <text:list-item>
                <text:p>Insert imager of stuff mo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Cross tab to the rescue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4">
              <text:list-item>
                <text:p>Put in hideous query</text:p>
              </text:list-item>
              <text:list-item>
                <text:p/>
              </text:list-item>
              <text:list-item>
                <text:p>Less storage, can quickly see whole area for crime type/y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hat about trend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4">
              <text:list-item>
                <text:p>Hard to visualize on a 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6:31:54.275594396</meta:creation-date>
    <dc:date>2015-09-12T16:53:22.929701390</dc:date>
    <meta:editing-duration>PT18M44S</meta:editing-duration>
    <meta:editing-cycles>10</meta:editing-cycles>
    <meta:generator>LibreOffice/4.2.8.2$Linux_X86_64 LibreOffice_project/420m0$Build-2</meta:generator>
    <meta:document-statistic meta:object-count="45"/>
  </office:meta>
</office:document-meta>
</file>